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ction 02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:.F1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:.F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3:.F3])" office:value-type="float" office:value="100" calcext:value-type="float">
            <text:p>10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table:formula="of:=SUM([.A4:.F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5:.F5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6:.F6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7:.F7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8:.F8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9:.F9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10:.F10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A11:.F11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12:.F12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13:.F13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14:.F14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formula="of:=SUM([.A15:.F15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A16:.F16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17:.F17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18:.F18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A19:.F19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0:.F20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A21:.F21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2:.F22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8" calcext:value-type="float">
            <text:p>18</text:p>
          </table:table-cell>
          <table:table-cell/>
          <table:table-cell table:formula="of:=SUM([.A23:.F23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A24:.F24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25:.F2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26:.F26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27:.F27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A28:.F28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A29:.F29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30:.F30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31:.F31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32:.F32])"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A33:.F3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34:.F34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A35:.F35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36:.F36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37:.F37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38:.F38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39:.F39])"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A40:.F4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SUM([.A41:.F41])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42:.F42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43:.F43])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AVERAGE([.H1:.H43])" office:value-type="float" office:value="66.9767441860465" calcext:value-type="float">
            <text:p>66.9767441860465</text:p>
          </table:table-cell>
        </table:table-row>
      </table:table>
      <table:table table:name="Section 3" table:style-name="ta1">
        <table:table-column table:style-name="co1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1:.F1]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2:.F2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A3:.F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4:.F4])" office:value-type="float" office:value="60" calcext:value-type="float">
            <text:p>6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table:formula="of:=SUM([.A5:.F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A6:.F6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7:.F7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8:.F8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9:.F9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A10:.F10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1:.F11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A12:.F12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A13:.F13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14:.F14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A15:.F15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A16:.F16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A17:.F17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8:.F18])" office:value-type="float" office:value="19" calcext:value-type="float">
            <text:p>1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table:formula="of:=SUM([.A19:.F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A20:.F20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21:.F21])"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2:.F22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23:.F23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24:.F24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A25:.F25])"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6:.F2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27:.F27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A28:.F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29:.F29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30:.F30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31:.F31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32:.F32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A33:.F33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34:.F34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35:.F35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36:.F3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37:.F37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38:.F38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A39:.F3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40:.F4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A41:.F41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42:.F42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43:.F43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44:.F44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45:.F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46:.F46])" office:value-type="float" office:value="40" calcext:value-type="float">
            <text:p>40</text:p>
          </table:table-cell>
        </table:table-row>
      </table:table>
      <table:table table:name="Section 60" table:style-name="ta1">
        <table:table-column table:style-name="co1" table:number-columns-repeated="8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1:.F1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2:.F2])" office:value-type="float" office:value="95" calcext:value-type="float">
            <text:p>9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3:.F3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A4:.F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5:.F5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6:.F6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A7:.F7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A8:.F8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9:.F9])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A10:.F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11:.F11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12:.F12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A13:.F13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4:.F14])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A15:.F15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A16:.F16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A17:.F17])" office:value-type="float" office:value="84" calcext:value-type="float">
            <text:p>84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A18:.F18])" office:value-type="float" office:value="74" calcext:value-type="float">
            <text:p>74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A19:.F19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0:.F20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A21:.F21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A22:.F22])" office:value-type="float" office:value="83" calcext:value-type="float">
            <text:p>8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3:.F23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A24:.F24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5:.F25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A26:.F26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7:.F27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28:.F28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A29:.F2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30:.F30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A31:.F31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32:.F32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33:.F33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A34:.F34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A35:.F35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36:.F36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A37:.F37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38:.F38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A39:.F39])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AVERAGE([.H1:.H39])" office:value-type="float" office:value="71.6666666666667" calcext:value-type="float">
            <text:p>71.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15:30:46.575696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7:07:49.534973651</meta:creation-date>
    <dc:date>2019-11-12T15:47:43.884446697</dc:date>
    <meta:editing-duration>PT52M33S</meta:editing-duration>
    <meta:editing-cycles>16</meta:editing-cycles>
    <meta:generator>LibreOffice/6.2.7.1$Linux_X86_64 LibreOffice_project/20$Build-1</meta:generator>
    <meta:document-statistic meta:table-count="3" meta:cell-count="898" meta:object-count="0"/>
  </office:meta>
</office:document-meta>
</file>